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bilefac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andmark_lo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t size</text:p>
          </table:table-cell>
        </table:table-row>
        <table:table-row table:style-name="ro1">
          <table:table-cell office:value-type="string" calcext:value-type="string">
            <text:p>server_train1</text:p>
          </table:table-cell>
          <table:table-cell office:value-type="string" calcext:value-type="string">
            <text:p>v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gx_train1</text:p>
          </table:table-cell>
          <table:table-cell office:value-type="string" calcext:value-type="string">
            <text:p>v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erver_train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gx_train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erver_train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No</text:p>
          </table:table-cell>
          <table:table-cell office:value-type="float" office:value="0.4" calcext:value-type="float">
            <text:p>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gx_train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No</text:p>
          </table:table-cell>
          <table:table-cell office:value-type="float" office:value="0.4" calcext:value-type="float">
            <text:p>0.4</text:p>
          </table:table-cell>
          <table:table-cell office:value-type="float" office:value="256" calcext:value-type="float">
            <text:p>256</text:p>
          </table:table-cell>
        </table:table-row>
      </table:table>
      <table:table table:name="result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erver_train2_63</text:p>
          </table:table-cell>
          <table:table-cell office:value-type="string" calcext:value-type="string">
            <text:p>dgx_train2_32</text:p>
          </table:table-cell>
          <table:table-cell office:value-type="string" calcext:value-type="string">
            <text:p>server_train3_34</text:p>
          </table:table-cell>
        </table:table-row>
        <table:table-row table:style-name="ro1">
          <table:table-cell office:value-type="string" calcext:value-type="string">
            <text:p>TAR @ FAR = 0.0001:</text:p>
          </table:table-cell>
          <table:table-cell office:value-type="float" office:value="0.873163" calcext:value-type="float">
            <text:p>0.873163</text:p>
          </table:table-cell>
          <table:table-cell office:value-type="float" office:value="0.831864" calcext:value-type="float">
            <text:p>0.831864</text:p>
          </table:table-cell>
          <table:table-cell office:value-type="float" office:value="0.857878" calcext:value-type="float">
            <text:p>0.857878</text:p>
          </table:table-cell>
        </table:table-row>
        <table:table-row table:style-name="ro1">
          <table:table-cell office:value-type="string" calcext:value-type="string">
            <text:p>TAR @ FAR = 0.0010:</text:p>
          </table:table-cell>
          <table:table-cell office:value-type="float" office:value="0.923382" calcext:value-type="float">
            <text:p>0.923382</text:p>
          </table:table-cell>
          <table:table-cell office:value-type="float" office:value="0.899459" calcext:value-type="float">
            <text:p>0.899459</text:p>
          </table:table-cell>
          <table:table-cell office:value-type="float" office:value="0.917865" calcext:value-type="float">
            <text:p>0.917865</text:p>
          </table:table-cell>
        </table:table-row>
        <table:table-row table:style-name="ro1">
          <table:table-cell office:value-type="string" calcext:value-type="string">
            <text:p>TAR @ FAR = 0.0100:</text:p>
          </table:table-cell>
          <table:table-cell office:value-type="float" office:value="0.959835" calcext:value-type="float">
            <text:p>0.959835</text:p>
          </table:table-cell>
          <table:table-cell office:value-type="float" office:value="0.951482" calcext:value-type="float">
            <text:p>0.951482</text:p>
          </table:table-cell>
          <table:table-cell office:value-type="float" office:value="0.958443" calcext:value-type="float">
            <text:p>0.958443</text:p>
          </table:table-cell>
        </table:table-row>
        <table:table-row table:style-name="ro1">
          <table:table-cell office:value-type="string" calcext:value-type="string">
            <text:p>TAR @ FAR = 0.1000:</text:p>
          </table:table-cell>
          <table:table-cell office:value-type="float" office:value="0.985512" calcext:value-type="float">
            <text:p>0.985512</text:p>
          </table:table-cell>
          <table:table-cell office:value-type="float" office:value="0.983707" calcext:value-type="float">
            <text:p>0.983707</text:p>
          </table:table-cell>
          <table:table-cell office:value-type="float" office:value="0.986079" calcext:value-type="float">
            <text:p>0.986079</text:p>
          </table:table-cell>
        </table:table-row>
        <table:table-row table:style-name="ro1">
          <table:table-cell office:value-type="string" calcext:value-type="string">
            <text:p>Rank 1:</text:p>
          </table:table-cell>
          <table:table-cell office:value-type="float" office:value="0.893361" calcext:value-type="float">
            <text:p>0.893361</text:p>
          </table:table-cell>
          <table:table-cell/>
          <table:table-cell office:value-type="float" office:value="0.883067" calcext:value-type="float">
            <text:p>0.883067</text:p>
          </table:table-cell>
        </table:table-row>
        <table:table-row table:style-name="ro1">
          <table:table-cell office:value-type="string" calcext:value-type="string">
            <text:p>Rank 5:</text:p>
          </table:table-cell>
          <table:table-cell office:value-type="float" office:value="0.931601" calcext:value-type="float">
            <text:p>0.931601</text:p>
          </table:table-cell>
          <table:table-cell/>
          <table:table-cell office:value-type="float" office:value="0.927174" calcext:value-type="float">
            <text:p>0.927174</text:p>
          </table:table-cell>
        </table:table-row>
        <table:table-row table:style-name="ro1">
          <table:table-cell office:value-type="string" calcext:value-type="string">
            <text:p>Rank 10:</text:p>
          </table:table-cell>
          <table:table-cell office:value-type="float" office:value="0.942409" calcext:value-type="float">
            <text:p>0.942409</text:p>
          </table:table-cell>
          <table:table-cell/>
          <table:table-cell office:value-type="float" office:value="0.941173" calcext:value-type="float">
            <text:p>0.941173</text:p>
          </table:table-cell>
        </table:table-row>
        <table:table-row table:style-name="ro1">
          <table:table-cell office:value-type="string" calcext:value-type="string">
            <text:p>Rank 20:</text:p>
          </table:table-cell>
          <table:table-cell office:value-type="float" office:value="0.952753" calcext:value-type="float">
            <text:p>0.952753</text:p>
          </table:table-cell>
          <table:table-cell/>
          <table:table-cell office:value-type="float" office:value="0.952033" calcext:value-type="float">
            <text:p>0.952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3:29:52.127241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58:43.808522752</meta:creation-date>
    <dc:date>2019-05-29T09:08:18.940706328</dc:date>
    <meta:editing-duration>P45DT13H4M28S</meta:editing-duration>
    <meta:editing-cycles>32</meta:editing-cycles>
    <meta:generator>LibreOffice/5.1.6.2$Linux_X86_64 LibreOffice_project/10m0$Build-2</meta:generator>
    <meta:document-statistic meta:table-count="2" meta:cell-count="65" meta:object-count="0"/>
  </office:meta>
</office:document-meta>
</file>